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2.3008in"/>
    </style:style>
    <style:style style:name="co4" style:family="table-column">
      <style:table-column-properties fo:break-before="auto" style:column-width="3.4693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2.8071in"/>
    </style:style>
    <style:style style:name="co7" style:family="table-column">
      <style:table-column-properties fo:break-before="auto" style:column-width="0.7626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1535in"/>
    </style:style>
    <style:style style:name="co10" style:family="table-column">
      <style:table-column-properties fo:break-before="auto" style:column-width="4.22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RUSP_Mainboard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1, C46, C47, C62, C63, </text:p>
          </table:table-cell>
          <table:table-cell table:number-columns-repeated="2"/>
          <table:table-cell office:value-type="float" office:value="0.00886" calcext:value-type="float">
            <text:p>0.00886</text:p>
          </table:table-cell>
          <table:table-cell table:formula="of:=[.A2]*[.G2]" office:value-type="float" office:value="0.0443" calcext:value-type="float">
            <text:p>0.04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2, C3, C4, C5, C6, C10, C11, C18, C19, C34, C39, C42, C56, C67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3]*[.G3]" office:value-type="float" office:value="0.07434" calcext:value-type="float">
            <text:p>0.074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7, C48, C49, C60, C61, C68, C69, 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4]*[.G4]" office:value-type="float" office:value="0.03717" calcext:value-type="float">
            <text:p>0.037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8, C9, </text:p>
          </table:table-cell>
          <table:table-cell table:number-columns-repeated="2"/>
          <table:table-cell office:value-type="float" office:value="0.00802" calcext:value-type="float">
            <text:p>0.00802</text:p>
          </table:table-cell>
          <table:table-cell table:formula="of:=[.A5]*[.G5]" office:value-type="float" office:value="0.01604" calcext:value-type="float">
            <text:p>0.01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, C13, 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989" calcext:value-type="float">
            <text:p>0.00989</text:p>
          </table:table-cell>
          <table:table-cell table:formula="of:=[.A6]*[.G6]" office:value-type="float" office:value="0.01978" calcext:value-type="float">
            <text:p>0.019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0uF, 10V</text:p>
          </table:table-cell>
          <table:table-cell office:value-type="string" calcext:value-type="string">
            <text:p>C14, C37, </text:p>
          </table:table-cell>
          <table:table-cell office:value-type="string" calcext:value-type="string">
            <text:p>Wurth</text:p>
          </table:table-cell>
          <table:table-cell office:value-type="float" office:value="865080243007" calcext:value-type="float">
            <text:p>865080243007</text:p>
          </table:table-cell>
          <table:table-cell office:value-type="float" office:value="0.16" calcext:value-type="float">
            <text:p>0.16</text:p>
          </table:table-cell>
          <table:table-cell table:formula="of:=[.A7]*[.G7]" office:value-type="float" office:value="0.32" calcext:value-type="float">
            <text:p>0.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apacitor_Wurth865080243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.2uF, LOW-ESR CER.</text:p>
          </table:table-cell>
          <table:table-cell office:value-type="string" calcext:value-type="string">
            <text:p>C15, C50, C54, C72, </text:p>
          </table:table-cell>
          <table:table-cell table:number-columns-repeated="2"/>
          <table:table-cell office:value-type="float" office:value="0.01192" calcext:value-type="float">
            <text:p>0.01192</text:p>
          </table:table-cell>
          <table:table-cell table:formula="of:=[.A8]*[.G8]" office:value-type="float" office:value="0.02384" calcext:value-type="float">
            <text:p>0.023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C16, C17, C57, </text:p>
          </table:table-cell>
          <table:table-cell table:number-columns-repeated="2"/>
          <table:table-cell office:value-type="float" office:value="0.093" calcext:value-type="float">
            <text:p>0.093</text:p>
          </table:table-cell>
          <table:table-cell table:formula="of:=[.A9]*[.G9]" office:value-type="float" office:value="0.279" calcext:value-type="float">
            <text:p>0.2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1206_3216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C20, C21, C22, C41, C44, </text:p>
          </table:table-cell>
          <table:table-cell table:number-columns-repeated="2"/>
          <table:table-cell office:value-type="float" office:value="0.05128" calcext:value-type="float">
            <text:p>0.05128</text:p>
          </table:table-cell>
          <table:table-cell table:formula="of:=[.A10]*[.G10]" office:value-type="float" office:value="0.2564" calcext:value-type="float">
            <text:p>0.25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23, C24, C25, C26, C27, C28, C29, </text:p>
          </table:table-cell>
          <table:table-cell table:number-columns-repeated="2"/>
          <table:table-cell office:value-type="float" office:value="0.03904" calcext:value-type="float">
            <text:p>0.03904</text:p>
          </table:table-cell>
          <table:table-cell table:formula="of:=[.A11]*[.G11]" office:value-type="float" office:value="0.27328" calcext:value-type="float">
            <text:p>0.273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68pF/50V</text:p>
          </table:table-cell>
          <table:table-cell office:value-type="string" calcext:value-type="string">
            <text:p>C30, 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table:formula="of:=[.A12]*[.G12]" office:value-type="float" office:value="0.023" calcext:value-type="float">
            <text:p>0.0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5pF/50V</text:p>
          </table:table-cell>
          <table:table-cell office:value-type="string" calcext:value-type="string">
            <text:p>C31, </text:p>
          </table:table-cell>
          <table:table-cell table:number-columns-repeated="2"/>
          <table:table-cell office:value-type="float" office:value="0.00992" calcext:value-type="float">
            <text:p>0.00992</text:p>
          </table:table-cell>
          <table:table-cell table:formula="of:=[.A13]*[.G13]" office:value-type="float" office:value="0.00992" calcext:value-type="float">
            <text:p>0.00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k</text:p>
          </table:table-cell>
          <table:table-cell office:value-type="string" calcext:value-type="string">
            <text:p>8.2pF/50V</text:p>
          </table:table-cell>
          <table:table-cell office:value-type="string" calcext:value-type="string">
            <text:p>C32, 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formula="of:=[.A14]*[.G14]" office:value-type="float" office:value="0.005" calcext:value-type="float">
            <text:p>0.0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0nF/16V</text:p>
          </table:table-cell>
          <table:table-cell office:value-type="string" calcext:value-type="string">
            <text:p>C33, </text:p>
          </table:table-cell>
          <table:table-cell table:number-columns-repeated="2"/>
          <table:table-cell office:value-type="float" office:value="0.00734" calcext:value-type="float">
            <text:p>0.00734</text:p>
          </table:table-cell>
          <table:table-cell table:formula="of:=[.A15]*[.G15]" office:value-type="float" office:value="0.00734" calcext:value-type="float">
            <text:p>0.007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30uF/6.3V, TANTALUM 45mR</text:p>
          </table:table-cell>
          <table:table-cell office:value-type="string" calcext:value-type="string">
            <text:p>C35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D337M006ATE045</text:p>
          </table:table-cell>
          <table:table-cell office:value-type="float" office:value="0.933" calcext:value-type="float">
            <text:p>0.933</text:p>
          </table:table-cell>
          <table:table-cell table:formula="of:=[.A16]*[.G16]" office:value-type="float" office:value="0.933" calcext:value-type="float">
            <text:p>0.9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_2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C36, C38, C40, 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table:formula="of:=[.A17]*[.G1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43, C45, C51, C52, C53, C55, C58, C59, C66, 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A18]*[.G18]" office:value-type="float" office:value="0.09" calcext:value-type="float">
            <text:p>0.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 Bell LED</text:p>
          </table:table-cell>
          <table:table-cell office:value-type="string" calcext:value-type="string">
            <text:p>D1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KW DSLP31.CC-GXHX-4J8K-Z444-60-R18</text:p>
          </table:table-cell>
          <table:table-cell office:value-type="float" office:value="0.18" calcext:value-type="float">
            <text:p>0.18</text:p>
          </table:table-cell>
          <table:table-cell table:formula="of:=[.A19]*[.G19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Osram_1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mber LED</text:p>
          </table:table-cell>
          <table:table-cell office:value-type="string" calcext:value-type="string">
            <text:p>D2, D5, 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63AT5Y</text:p>
          </table:table-cell>
          <table:table-cell office:value-type="float" office:value="0.057" calcext:value-type="float">
            <text:p>0.057</text:p>
          </table:table-cell>
          <table:table-cell table:formula="of:=[.A20]*[.G20]" office:value-type="float" office:value="0.114" calcext:value-type="float">
            <text:p>0.1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128 from Rochester</text:p>
          </table:table-cell>
          <table:table-cell office:value-type="string" calcext:value-type="string">
            <text:p>VBus Protection Schottky</text:p>
          </table:table-cell>
          <table:table-cell office:value-type="string" calcext:value-type="string">
            <text:p>D3, 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130T3G</text:p>
          </table:table-cell>
          <table:table-cell office:value-type="float" office:value="0.05" calcext:value-type="float">
            <text:p>0.05</text:p>
          </table:table-cell>
          <table:table-cell table:formula="of:=[.A21]*[.G21]" office:value-type="float" office:value="0.05" calcext:value-type="float">
            <text:p>0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4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T Q39G-Q1OO-25-1</text:p>
          </table:table-cell>
          <table:table-cell office:value-type="float" office:value="0.109" calcext:value-type="float">
            <text:p>0.109</text:p>
          </table:table-cell>
          <table:table-cell table:formula="of:=[.A22]*[.G22]" office:value-type="float" office:value="0.109" calcext:value-type="float">
            <text:p>0.1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MBR0530 Diode for ePaper</text:p>
          </table:table-cell>
          <table:table-cell office:value-type="string" calcext:value-type="string">
            <text:p>D10, D11, D12, 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BR0530</text:p>
          </table:table-cell>
          <table:table-cell office:value-type="float" office:value="0.08" calcext:value-type="float">
            <text:p>0.08</text:p>
          </table:table-cell>
          <table:table-cell table:formula="of:=[.A23]*[.G23]" office:value-type="float" office:value="0.24" calcext:value-type="float">
            <text:p>0.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VS/Varistor for Audio Filtering</text:p>
          </table:table-cell>
          <table:table-cell office:value-type="string" calcext:value-type="string">
            <text:p>D15, D16, D17, D18, 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USB0001DP </text:p>
          </table:table-cell>
          <table:table-cell office:value-type="float" office:value="0.218" calcext:value-type="float">
            <text:p>0.218</text:p>
          </table:table-cell>
          <table:table-cell table:formula="of:=[.A24]*[.G24]" office:value-type="float" office:value="0.872" calcext:value-type="float">
            <text:p>0.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tus LED</text:p>
          </table:table-cell>
          <table:table-cell office:value-type="string" calcext:value-type="string">
            <text:p>D22, 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E13EC8TT86</text:p>
          </table:table-cell>
          <table:table-cell office:value-type="float" office:value="0.251" calcext:value-type="float">
            <text:p>0.251</text:p>
          </table:table-cell>
          <table:table-cell table:formula="of:=[.A25]*[.G25]" office:value-type="float" office:value="0.251" calcext:value-type="float">
            <text:p>0.2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0V, 500mA Schottky for 12V Stage</text:p>
          </table:table-cell>
          <table:table-cell office:value-type="string" calcext:value-type="string">
            <text:p>D23,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2005EGWJ </text:p>
          </table:table-cell>
          <table:table-cell office:value-type="float" office:value="0.066" calcext:value-type="float">
            <text:p>0.066</text:p>
          </table:table-cell>
          <table:table-cell table:formula="of:=[.A26]*[.G26]" office:value-type="float" office:value="0.066" calcext:value-type="float">
            <text:p>0.0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d/Yellow Bar Meter LED</text:p>
          </table:table-cell>
          <table:table-cell office:value-type="string" calcext:value-type="string">
            <text:p>D25, D26, D27, D28, D29, D30, D31, D32, D33, D34, 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560207F</text:p>
          </table:table-cell>
          <table:table-cell office:value-type="float" office:value="0.145" calcext:value-type="float">
            <text:p>0.145</text:p>
          </table:table-cell>
          <table:table-cell table:formula="of:=[.A27]*[.G27]" office:value-type="float" office:value="1.45" calcext:value-type="float">
            <text:p>1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ED_Dialight_5988560207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SB C Receptacle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31-CH-G1-SMT-TR</text:p>
          </table:table-cell>
          <table:table-cell office:value-type="float" office:value="1.577" calcext:value-type="float">
            <text:p>1.577</text:p>
          </table:table-cell>
          <table:table-cell table:formula="of:=[.A28]*[.G28]" office:value-type="float" office:value="1.577" calcext:value-type="float">
            <text:p>1.5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USBC_CUI_UJ31-CH-G1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ke-In Battery Connector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AVX</text:p>
          </table:table-cell>
          <table:table-cell office:value-type="float" office:value="9296002202906" calcext:value-type="float">
            <text:p>9296002202906</text:p>
          </table:table-cell>
          <table:table-cell office:value-type="float" office:value="0.28" calcext:value-type="float">
            <text:p>0.28</text:p>
          </table:table-cell>
          <table:table-cell table:formula="of:=[.A29]*[.G29]"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VX_PokeIn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p Male Samtec Connector</text:p>
          </table:table-cell>
          <table:table-cell office:value-type="string" calcext:value-type="string">
            <text:p>J3, J6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06-01-L-DV </text:p>
          </table:table-cell>
          <table:table-cell office:value-type="float" office:value="1.442" calcext:value-type="float">
            <text:p>1.442</text:p>
          </table:table-cell>
          <table:table-cell table:formula="of:=[.A30]*[.G30]" office:value-type="float" office:value="2.884" calcext:value-type="float">
            <text:p>2.8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amtec_2x6Header_FTSH-106-01-L-D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4, J5, J13, J14, J15, J16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.338" calcext:value-type="float">
            <text:p>0.338</text:p>
          </table:table-cell>
          <table:table-cell table:formula="of:=[.A31]*[.G31]" office:value-type="float" office:value="2.028" calcext:value-type="float">
            <text:p>2.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RS Jack</text:p>
          </table:table-cell>
          <table:table-cell office:value-type="string" calcext:value-type="string">
            <text:p>J8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617-SMT-TR</text:p>
          </table:table-cell>
          <table:table-cell office:value-type="float" office:value="1.105" calcext:value-type="float">
            <text:p>1.105</text:p>
          </table:table-cell>
          <table:table-cell table:formula="of:=[.A32]*[.G32]" office:value-type="float" office:value="1.105" calcext:value-type="float">
            <text:p>1.1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udioJack_TRRS_CUI_SJ-43617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PC Connector for OLED</text:p>
          </table:table-cell>
          <table:table-cell office:value-type="string" calcext:value-type="string">
            <text:p>J9, </text:p>
          </table:table-cell>
          <table:table-cell office:value-type="string" calcext:value-type="string">
            <text:p>Crystalfontz</text:p>
          </table:table-cell>
          <table:table-cell office:value-type="string" calcext:value-type="string">
            <text:p>CS030Z31G-A0</text:p>
          </table:table-cell>
          <table:table-cell office:value-type="float" office:value="0.59" calcext:value-type="float">
            <text:p>0.59</text:p>
          </table:table-cell>
          <table:table-cell table:formula="of:=[.A33]*[.G33]" office:value-type="float" office:value="0.59" calcext:value-type="float">
            <text:p>0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Hirose_FPC_FH26W-31S-0.3SHW(6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PC Connector for ePaper</text:p>
          </table:table-cell>
          <table:table-cell office:value-type="string" calcext:value-type="string">
            <text:p>J10, </text:p>
          </table:table-cell>
          <table:table-cell office:value-type="string" calcext:value-type="string">
            <text:p>Molex</text:p>
          </table:table-cell>
          <table:table-cell office:value-type="float" office:value="525592452" calcext:value-type="float">
            <text:p>525592452</text:p>
          </table:table-cell>
          <table:table-cell office:value-type="float" office:value="2.045" calcext:value-type="float">
            <text:p>2.045</text:p>
          </table:table-cell>
          <table:table-cell table:formula="of:=[.A34]*[.G34]" office:value-type="float" office:value="2.045" calcext:value-type="float">
            <text:p>2.0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olex_24pFPC_Vert_0525592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MD Pin Socket for Filament</text:p>
          </table:table-cell>
          <table:table-cell office:value-type="string" calcext:value-type="string">
            <text:p>J11, J12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MM-102-02-S-S</text:p>
          </table:table-cell>
          <table:table-cell office:value-type="float" office:value="0" calcext:value-type="float">
            <text:p>0</text:p>
          </table:table-cell>
          <table:table-cell table:formula="of:=[.A35]*[.G3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2pSocket_SMD_Samtec_SMM-102-02-S-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cket Header for Ringer Coil</text:p>
          </table:table-cell>
          <table:table-cell office:value-type="string" calcext:value-type="string">
            <text:p>J18, 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BG302-03-A-L-G</text:p>
          </table:table-cell>
          <table:table-cell office:value-type="float" office:value="0.292" calcext:value-type="float">
            <text:p>0.292</text:p>
          </table:table-cell>
          <table:table-cell table:formula="of:=[.A36]*[.G36]" office:value-type="float" office:value="0.292" calcext:value-type="float">
            <text:p>0.2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3pSocket_RA_GCT_BG302-03-A-L-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Ferrite Bead for VBus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MI0805K601R-10</text:p>
          </table:table-cell>
          <table:table-cell office:value-type="float" office:value="0.055" calcext:value-type="float">
            <text:p>0.055</text:p>
          </table:table-cell>
          <table:table-cell table:formula="of:=[.A37]*[.G37]" office:value-type="float" office:value="0.055" calcext:value-type="float">
            <text:p>0.0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Wurth</text:p>
          </table:table-cell>
          <table:table-cell office:value-type="float" office:value="74438336047" calcext:value-type="float">
            <text:p>74438336047</text:p>
          </table:table-cell>
          <table:table-cell office:value-type="float" office:value="1.275" calcext:value-type="float">
            <text:p>1.275</text:p>
          </table:table-cell>
          <table:table-cell table:formula="of:=[.A38]*[.G38]" office:value-type="float" office:value="1.275" calcext:value-type="float">
            <text:p>1.2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_Wurth_74438336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Wurth</text:p>
          </table:table-cell>
          <table:table-cell office:value-type="float" office:value="744053100" calcext:value-type="float">
            <text:p>744053100</text:p>
          </table:table-cell>
          <table:table-cell office:value-type="float" office:value="1.258" calcext:value-type="float">
            <text:p>1.258</text:p>
          </table:table-cell>
          <table:table-cell table:formula="of:=[.A39]*[.G39]" office:value-type="float" office:value="1.258" calcext:value-type="float">
            <text:p>1.2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10uH_Wurth_744053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EMI Ferrite</text:p>
          </table:table-cell>
          <table:table-cell office:value-type="string" calcext:value-type="string">
            <text:p>L5, L6, L7, L8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HD182SN1D</text:p>
          </table:table-cell>
          <table:table-cell office:value-type="float" office:value="0.046" calcext:value-type="float">
            <text:p>0.046</text:p>
          </table:table-cell>
          <table:table-cell table:formula="of:=[.A40]*[.G40]" office:value-type="float" office:value="0.184" calcext:value-type="float">
            <text:p>0.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2 SMT Nut</text:p>
          </table:table-cell>
          <table:table-cell office:value-type="string" calcext:value-type="string">
            <text:p>MH7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2-3ET</text:p>
          </table:table-cell>
          <table:table-cell office:value-type="float" office:value="0.51" calcext:value-type="float">
            <text:p>0.51</text:p>
          </table:table-cell>
          <table:table-cell table:formula="of:=[.A41]*[.G41]" office:value-type="float" office:value="0.51" calcext:value-type="float">
            <text:p>0.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2-3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M1.6 SMT Nut</text:p>
          </table:table-cell>
          <table:table-cell office:value-type="string" calcext:value-type="string">
            <text:p>MH9, MH10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1.6-1ET</text:p>
          </table:table-cell>
          <table:table-cell office:value-type="float" office:value="0.46" calcext:value-type="float">
            <text:p>0.46</text:p>
          </table:table-cell>
          <table:table-cell table:formula="of:=[.A42]*[.G42]" office:value-type="float" office:value="0.92" calcext:value-type="float">
            <text:p>0.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1.6-1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2 Electret Mic</text:p>
          </table:table-cell>
          <table:table-cell office:value-type="string" calcext:value-type="string">
            <text:p>MK1, 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POM-2738P-R</text:p>
          </table:table-cell>
          <table:table-cell office:value-type="float" office:value="1.22" calcext:value-type="float">
            <text:p>1.22</text:p>
          </table:table-cell>
          <table:table-cell table:formula="of:=[.A43]*[.G43]" office:value-type="float" office:value="1.22" calcext:value-type="float">
            <text:p>1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icrophone_PUI_POM-2738P-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MG2302UK-7 </text:p>
          </table:table-cell>
          <table:table-cell office:value-type="string" calcext:value-type="string">
            <text:p>Q1, Q2, 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2302UK-7</text:p>
          </table:table-cell>
          <table:table-cell office:value-type="float" office:value="0.13" calcext:value-type="float">
            <text:p>0.13</text:p>
          </table:table-cell>
          <table:table-cell table:formula="of:=[.A44]*[.G44]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SD16301Q2</text:p>
          </table:table-cell>
          <table:table-cell office:value-type="string" calcext:value-type="string">
            <text:p>Q3, Q4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SD16301Q2</text:p>
          </table:table-cell>
          <table:table-cell office:value-type="float" office:value="0.35" calcext:value-type="float">
            <text:p>0.35</text:p>
          </table:table-cell>
          <table:table-cell table:formula="of:=[.A45]*[.G45]" office:value-type="float" office:value="0.7" calcext:value-type="float">
            <text:p>0.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TI_CSD16301Q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000 from Newark, due 7/22</text:p>
          </table:table-cell>
          <table:table-cell office:value-type="string" calcext:value-type="string">
            <text:p>N-MOSFET, 30V, 1.4A</text:p>
          </table:table-cell>
          <table:table-cell office:value-type="string" calcext:value-type="string">
            <text:p>Q5,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1308EDL-T1-GE3 </text:p>
          </table:table-cell>
          <table:table-cell office:value-type="float" office:value="0.149" calcext:value-type="float">
            <text:p>0.149</text:p>
          </table:table-cell>
          <table:table-cell table:formula="of:=[.A46]*[.G46]" office:value-type="float" office:value="0.149" calcext:value-type="float">
            <text:p>0.1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323_SC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6, Q7, 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MMBT3904</text:p>
          </table:table-cell>
          <table:table-cell office:value-type="float" office:value="0.07" calcext:value-type="float">
            <text:p>0.07</text:p>
          </table:table-cell>
          <table:table-cell table:formula="of:=[.A47]*[.G47]" office:value-type="float" office:value="0.14" calcext:value-type="float">
            <text:p>0.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1, R18, R29, R33, R39, R75, R76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8]*[.G48]" office:value-type="float" office:value="0.02184" calcext:value-type="float">
            <text:p>0.02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, R23, R24, R34, R41, R73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9]*[.G49]" office:value-type="float" office:value="0.01872" calcext:value-type="float">
            <text:p>0.01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3, R6, R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50]*[.G50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4, R5,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K1L</text:p>
          </table:table-cell>
          <table:table-cell office:value-type="float" office:value="0.00186" calcext:value-type="float">
            <text:p>0.00186</text:p>
          </table:table-cell>
          <table:table-cell table:formula="of:=[.A51]*[.G51]" office:value-type="float" office:value="0.00372" calcext:value-type="float">
            <text:p>0.003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, R9, R10, R11, R74, R77, R78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2]*[.G52]" office:value-type="float" office:value="0.021" calcext:value-type="float">
            <text:p>0.0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12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3]*[.G53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13, R14, R35, R3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222X</text:p>
          </table:table-cell>
          <table:table-cell office:value-type="float" office:value="0.00152" calcext:value-type="float">
            <text:p>0.00152</text:p>
          </table:table-cell>
          <table:table-cell table:formula="of:=[.A54]*[.G54]" office:value-type="float" office:value="0.00608" calcext:value-type="float">
            <text:p>0.006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15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GEYJ100V</text:p>
          </table:table-cell>
          <table:table-cell office:value-type="float" office:value="0.002" calcext:value-type="float">
            <text:p>0.002</text:p>
          </table:table-cell>
          <table:table-cell table:formula="of:=[.A55]*[.G55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16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6]*[.G56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17, R45, R46, R47, R48, R49, R50, R51, R52, R53, R54, R55, R56, R57, R58, R59, R60, R61, R62, R63, R64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57]*[.G5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9, R20, R40, R65, 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formula="of:=[.A58]*[.G58]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R21, </text:p>
          </table:table-cell>
          <table:table-cell table:number-columns-repeated="2"/>
          <table:table-cell office:value-type="float" office:value="0.0028" calcext:value-type="float">
            <text:p>0.0028</text:p>
          </table:table-cell>
          <table:table-cell table:formula="of:=[.A59]*[.G59]" office:value-type="float" office:value="0.0028" calcext:value-type="float">
            <text:p>0.0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22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0]*[.G60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25, R42, R66, R68, R70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1]*[.G61]"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6, R27, R30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2]*[.G62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28, R43, R67, R69, R71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3]*[.G63]" office:value-type="float" office:value="0.0156" calcext:value-type="float">
            <text:p>0.01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31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4]*[.G64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0.47R</text:p>
          </table:table-cell>
          <table:table-cell office:value-type="string" calcext:value-type="string">
            <text:p>R32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BQJR47X</text:p>
          </table:table-cell>
          <table:table-cell office:value-type="float" office:value="0.024" calcext:value-type="float">
            <text:p>0.024</text:p>
          </table:table-cell>
          <table:table-cell table:formula="of:=[.A65]*[.G65]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36, R3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6]*[.G66]" office:value-type="float" office:value="0.00624" calcext:value-type="float">
            <text:p>0.006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k M</text:p>
          </table:table-cell>
          <table:table-cell office:value-type="string" calcext:value-type="string">
            <text:p>160R*</text:p>
          </table:table-cell>
          <table:table-cell office:value-type="string" calcext:value-type="string">
            <text:p>R44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7]*[.G67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k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R79,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18R</text:p>
          </table:table-cell>
          <table:table-cell office:value-type="float" office:value="0.003" calcext:value-type="float">
            <text:p>0.003</text:p>
          </table:table-cell>
          <table:table-cell table:formula="of:=[.A68]*[.G68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50 +200 Arrow</text:p>
          </table:table-cell>
          <table:table-cell office:value-type="string" calcext:value-type="string">
            <text:p>Mode Switch, SP3T</text:p>
          </table:table-cell>
          <table:table-cell office:value-type="string" calcext:value-type="string">
            <text:p>SW1, 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OS103011MA7QP1</text:p>
          </table:table-cell>
          <table:table-cell office:value-type="float" office:value="0.37" calcext:value-type="float">
            <text:p>0.37</text:p>
          </table:table-cell>
          <table:table-cell table:formula="of:=[.A69]*[.G69]"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P3T_OS103011MA7Q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42 +800 Mouser</text:p>
          </table:table-cell>
          <table:table-cell office:value-type="string" calcext:value-type="string">
            <text:p>Roller Switch for Rotary Dial</text:p>
          </table:table-cell>
          <table:table-cell office:value-type="string" calcext:value-type="string">
            <text:p>SW2, 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D2F-01FL2-A1</text:p>
          </table:table-cell>
          <table:table-cell office:value-type="float" office:value="1.531" calcext:value-type="float">
            <text:p>1.531</text:p>
          </table:table-cell>
          <table:table-cell table:formula="of:=[.A70]*[.G70]" office:value-type="float" office:value="1.531" calcext:value-type="float">
            <text:p>1.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imitSwitch_D2F-01FL2-A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0 (+2k on order from DigiKey)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SW3, SW4, SW5, SW6, SW7, SW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Q2Y03W </text:p>
          </table:table-cell>
          <table:table-cell office:value-type="float" office:value="0.169" calcext:value-type="float">
            <text:p>0.169</text:p>
          </table:table-cell>
          <table:table-cell table:formula="of:=[.A71]*[.G71]" office:value-type="float" office:value="1.014" calcext:value-type="float">
            <text:p>1.0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actileSwitch_Panasonic_EVQ-Q2Y03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00 + 400 Newark</text:p>
          </table:table-cell>
          <table:table-cell office:value-type="string" calcext:value-type="string">
            <text:p>Power Switch, 4P2T</text:p>
          </table:table-cell>
          <table:table-cell office:value-type="string" calcext:value-type="string">
            <text:p>SW9, 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4208 </text:p>
          </table:table-cell>
          <table:table-cell office:value-type="float" office:value="1.02" calcext:value-type="float">
            <text:p>1.02</text:p>
          </table:table-cell>
          <table:table-cell table:formula="of:=[.A72]*[.G72]" office:value-type="float" office:value="1.02" calcext:value-type="float">
            <text:p>1.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4PDT_ESwitch-EG4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ic Switch, DPDT</text:p>
          </table:table-cell>
          <table:table-cell office:value-type="string" calcext:value-type="string">
            <text:p>SW10, </text:p>
          </table:table-cell>
          <table:table-cell office:value-type="string" calcext:value-type="string">
            <text:p>Nidec Copal</text:p>
          </table:table-cell>
          <table:table-cell office:value-type="string" calcext:value-type="string">
            <text:p>CL-SB-22C-11</text:p>
          </table:table-cell>
          <table:table-cell office:value-type="float" office:value="0.818" calcext:value-type="float">
            <text:p>0.818</text:p>
          </table:table-cell>
          <table:table-cell table:formula="of:=[.A73]*[.G73]" office:value-type="float" office:value="0.818" calcext:value-type="float">
            <text:p>0.8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DPDT_Nidec_CL-SB-22C-X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+ 1000 Digikey</text:p>
          </table:table-cell>
          <table:table-cell table:style-name="ce9" office:value-type="string" calcext:value-type="string">
            <text:p>ATmega16U2-MU as USB Bridge</text:p>
          </table:table-cell>
          <table:table-cell table:style-name="ce9" office:value-type="string" calcext:value-type="string">
            <text:p>U1, </text:p>
          </table:table-cell>
          <table:table-cell office:value-type="string" calcext:value-type="string">
            <text:p>Atmega</text:p>
          </table:table-cell>
          <table:table-cell office:value-type="string" calcext:value-type="string">
            <text:p>ATmega16U2-MU</text:p>
          </table:table-cell>
          <table:table-cell office:value-type="float" office:value="2.634" calcext:value-type="float">
            <text:p>2.634</text:p>
          </table:table-cell>
          <table:table-cell table:formula="of:=[.A74]*[.G74]" office:value-type="float" office:value="2.634" calcext:value-type="float">
            <text:p>2.6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QFN-32-1EP_5x5mm_P0.5mm_EP3.65x3.6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style-name="ce9" office:value-type="string" calcext:value-type="string">
            <text:p>LiPo Undervolt Protection IC</text:p>
          </table:table-cell>
          <table:table-cell table:style-name="ce9" office:value-type="string" calcext:value-type="string">
            <text:p>U3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Q29703DSET</text:p>
          </table:table-cell>
          <table:table-cell office:value-type="float" office:value="0.57" calcext:value-type="float">
            <text:p>0.57</text:p>
          </table:table-cell>
          <table:table-cell table:formula="of:=[.A75]*[.G75]" office:value-type="float" office:value="0.57" calcext:value-type="float">
            <text:p>0.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SON:WSON-6_1.5x1.5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6 + 200 Atmega1280V, + 300 ATmega1280V on order from Rochester + 1000 from Win Source</text:p>
          </table:table-cell>
          <table:table-cell table:style-name="ce9" office:value-type="string" calcext:value-type="string">
            <text:p>ATmega2560V-8AU</text:p>
          </table:table-cell>
          <table:table-cell table:style-name="ce9" office:value-type="string" calcext:value-type="string">
            <text:p>U4, 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MEGA2560V-8AUR</text:p>
          </table:table-cell>
          <table:table-cell office:value-type="float" office:value="13.91" calcext:value-type="float">
            <text:p>13.91</text:p>
          </table:table-cell>
          <table:table-cell table:formula="of:=[.A76]*[.G76]" office:value-type="float" office:value="13.91" calcext:value-type="float">
            <text:p>13.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Tmega2560_TQFP-100_14x14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+230</text:p>
          </table:table-cell>
          <table:table-cell table:style-name="ce9" office:value-type="string" calcext:value-type="string">
            <text:p>Charge Mgmt. IC</text:p>
          </table:table-cell>
          <table:table-cell table:style-name="ce9" office:value-type="string" calcext:value-type="string">
            <text:p>U5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CI/OT</text:p>
          </table:table-cell>
          <table:table-cell office:value-type="float" office:value="0.63" calcext:value-type="float">
            <text:p>0.63</text:p>
          </table:table-cell>
          <table:table-cell table:formula="of:=[.A77]*[.G77]" office:value-type="float" office:value="0.63" calcext:value-type="float">
            <text:p>0.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table:style-name="ce9" office:value-type="string" calcext:value-type="string">
            <text:p>3.3V Linear Regulator</text:p>
          </table:table-cell>
          <table:table-cell table:style-name="ce9" office:value-type="string" calcext:value-type="string">
            <text:p>U6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528-3.3YMT-TR</text:p>
          </table:table-cell>
          <table:table-cell office:value-type="float" office:value="0.18" calcext:value-type="float">
            <text:p>0.18</text:p>
          </table:table-cell>
          <table:table-cell table:formula="of:=[.A78]*[.G78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DO_MIC5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9" office:value-type="string" calcext:value-type="string">
            <text:p>12V Boost Converter</text:p>
          </table:table-cell>
          <table:table-cell table:style-name="ce9" office:value-type="string" calcext:value-type="string">
            <text:p>U7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661T-E/MNY </text:p>
          </table:table-cell>
          <table:table-cell office:value-type="float" office:value="0.89" calcext:value-type="float">
            <text:p>0.89</text:p>
          </table:table-cell>
          <table:table-cell table:formula="of:=[.A79]*[.G79]" office:value-type="float" office:value="0.89" calcext:value-type="float">
            <text:p>0.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BoostConverter_MCP1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Logic Shifter</text:p>
          </table:table-cell>
          <table:table-cell table:style-name="ce9" office:value-type="string" calcext:value-type="string">
            <text:p>U8, U10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8DQSR</text:p>
          </table:table-cell>
          <table:table-cell office:value-type="float" office:value="1.6" calcext:value-type="float">
            <text:p>1.6</text:p>
          </table:table-cell>
          <table:table-cell table:formula="of:=[.A80]*[.G80]" office:value-type="float" office:value="3.2" calcext:value-type="float">
            <text:p>3.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XB0108_USON-20_2x4mm_P0.4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of R202</text:p>
          </table:table-cell>
          <table:table-cell table:style-name="ce9" office:value-type="string" calcext:value-type="string">
            <text:p>TOBY-R2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TOBY-R200</text:p>
          </table:table-cell>
          <table:table-cell office:value-type="float" office:value="57.5" calcext:value-type="float">
            <text:p>57.5</text:p>
          </table:table-cell>
          <table:table-cell table:formula="of:=[.A81]*[.G81]" office:value-type="float" office:value="57.5" calcext:value-type="float">
            <text:p>57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ellModule_TOBY-L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LARA N. America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401-00B</text:p>
          </table:table-cell>
          <table:table-cell office:value-type="float" office:value="45.19" calcext:value-type="float">
            <text:p>45.19</text:p>
          </table:table-cell>
          <table:table-cell table:formula="of:=[.A82]*[.G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LARA EMEA+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801-00B</text:p>
          </table:table-cell>
          <table:table-cell office:value-type="float" office:value="48.94" calcext:value-type="float">
            <text:p>48.94</text:p>
          </table:table-cell>
          <table:table-cell table:formula="of:=[.A83]*[.G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LARA Global</text:p>
          </table:table-cell>
          <table:table-cell table:style-name="ce9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LARA-R6001-00B</text:p>
          </table:table-cell>
          <table:table-cell office:value-type="float" office:value="47" calcext:value-type="float">
            <text:p>47</text:p>
          </table:table-cell>
          <table:table-cell table:formula="of:=[.A84]*[.G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Driver for Bell Coil</text:p>
          </table:table-cell>
          <table:table-cell table:style-name="ce9" office:value-type="string" calcext:value-type="string">
            <text:p>U11, 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XBM5210-SP-13</text:p>
          </table:table-cell>
          <table:table-cell office:value-type="float" office:value="0" calcext:value-type="float">
            <text:p>0</text:p>
          </table:table-cell>
          <table:table-cell table:formula="of:=[.A85]*[.G8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O-8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9" office:value-type="string" calcext:value-type="string">
            <text:p>MAX9860 CODEC</text:p>
          </table:table-cell>
          <table:table-cell table:style-name="ce9" office:value-type="string" calcext:value-type="string">
            <text:p>U12, 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60ETG+</text:p>
          </table:table-cell>
          <table:table-cell office:value-type="float" office:value="1.62" calcext:value-type="float">
            <text:p>1.62</text:p>
          </table:table-cell>
          <table:table-cell table:formula="of:=[.A86]*[.G86]" office:value-type="float" office:value="1.62" calcext:value-type="float">
            <text:p>1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WQFN-24-1EP_4x4mm_P0.5mm_EP2.7x2.7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8MHz Resonator</text:p>
          </table:table-cell>
          <table:table-cell table:style-name="ce9" office:value-type="string" calcext:value-type="string">
            <text:p>Y1, 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WSCR-8.00CV-T</text:p>
          </table:table-cell>
          <table:table-cell office:value-type="float" office:value="0.22" calcext:value-type="float">
            <text:p>0.22</text:p>
          </table:table-cell>
          <table:table-cell table:formula="of:=[.A87]*[.G87]" office:value-type="float" office:value="0.22" calcext:value-type="float">
            <text:p>0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9" office:value-type="string" calcext:value-type="string">
            <text:p>16MHz Resonator</text:p>
          </table:table-cell>
          <table:table-cell table:style-name="ce9" office:value-type="string" calcext:value-type="string">
            <text:p>Y2, </text:p>
          </table:table-cell>
          <table:table-cell/>
          <table:table-cell office:value-type="string" calcext:value-type="string">
            <text:p>AWSCR-16.00CV-T</text:p>
          </table:table-cell>
          <table:table-cell office:value-type="float" office:value="0.189" calcext:value-type="float">
            <text:p>0.189</text:p>
          </table:table-cell>
          <table:table-cell table:formula="of:=[.A88]*[.G88]" office:value-type="float" office:value="0.189" calcext:value-type="float">
            <text:p>0.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88])" office:value-type="float" office:value="109.73583" calcext:value-type="float">
            <text:p>109.735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22:33:59.687137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9T21:48:54.806304585</dc:date>
    <meta:editing-duration>PT10H44M20S</meta:editing-duration>
    <meta:editing-cycles>52</meta:editing-cycles>
    <meta:generator>LibreOffice/7.0.4.2$Linux_X86_64 LibreOffice_project/00$Build-2</meta:generator>
    <meta:document-statistic meta:table-count="1" meta:cell-count="816" meta:object-count="0"/>
  </office:meta>
</office:document-meta>
</file>